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008in solid #000000" fo:border-bottom="none" style:shadow="none"/>
      <style:text-properties style:font-name="Trebuchet MS1"/>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0"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paragraph-properties fo:margin-top="0.05in" fo:margin-bottom="0.05in" fo:line-height="100%"/>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7" style:family="paragraph" style:parent-style-name="Standard" style:list-style-name="WW8Num10">
      <style:text-properties style:font-name="Century Gothic"/>
    </style:style>
    <style:style style:name="P128" style:family="paragraph" style:parent-style-name="Standard">
      <style:text-properties style:font-name="Century Gothic"/>
    </style:style>
    <style:style style:name="P129" style:family="paragraph" style:parent-style-name="Standard">
      <style:text-properties style:font-name="Century Gothic" fo:font-size="11pt" style:font-size-asian="11pt" style:font-name-complex="Arial" style:font-size-complex="11pt"/>
    </style:style>
    <style:style style:name="P13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131"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132"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33"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34" style:family="paragraph" style:parent-style-name="Normal_20_Bullet" style:list-style-name=""/>
    <style:style style:name="P135" style:family="paragraph" style:parent-style-name="Normal_20_Bullet">
      <style:text-properties fo:font-style="italic" style:font-style-asian="italic"/>
    </style:style>
    <style:style style:name="P136" style:family="paragraph" style:parent-style-name="Normal_20_Bullet" style:list-style-name="">
      <style:text-properties fo:font-style="italic" style:font-style-asian="italic"/>
    </style:style>
    <style:style style:name="P137"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8" style:family="paragraph" style:parent-style-name="Normal_20_Bullet">
      <style:text-properties style:font-name="Trebuchet MS" fo:font-size="11pt" style:font-size-asian="11pt" style:font-name-complex="Arial" style:font-size-complex="11pt"/>
    </style:style>
    <style:style style:name="P139" style:family="paragraph" style:parent-style-name="Normal_20_Bullet" style:list-style-name="">
      <style:text-properties style:font-name="Trebuchet MS" fo:font-size="11pt" style:font-size-asian="11pt" style:font-name-complex="Arial" style:font-size-complex="11pt"/>
    </style:style>
    <style:style style:name="P140"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1"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2" style:family="paragraph" style:parent-style-name="Normal_20_Bullet" style:list-style-name="WW8Num5"/>
    <style:style style:name="P143" style:family="paragraph" style:parent-style-name="Normal_20_Bullet">
      <style:paragraph-properties fo:text-align="center" style:justify-single-word="false"/>
      <style:text-properties fo:font-variant="small-caps" fo:font-size="18pt" style:font-size-asian="18pt"/>
    </style:style>
    <style:style style:name="P144" style:family="paragraph" style:parent-style-name="Normal_20_Bullet" style:list-style-name="WW8Num10"/>
    <style:style style:name="P145" style:family="paragraph" style:parent-style-name="Normal_20_Bullet">
      <style:text-properties style:font-name="Century Gothic"/>
    </style:style>
    <style:style style:name="P146"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48" style:family="paragraph" style:parent-style-name="Normal_20_Bullet" style:list-style-name="">
      <style:text-properties style:font-name="Century Gothic" fo:font-size="11pt" style:font-size-asian="11pt" style:font-name-complex="Arial" style:font-size-complex="11pt"/>
    </style:style>
    <style:style style:name="P149" style:family="paragraph" style:parent-style-name="Normal_20_Bullet">
      <style:paragraph-properties fo:margin-left="0.25in" fo:margin-right="0in" fo:text-indent="0in" style:auto-text-indent="false"/>
    </style:style>
    <style:style style:name="P150" style:family="paragraph" style:parent-style-name="Normal_20_Bullet" style:list-style-name="">
      <style:paragraph-properties fo:margin-left="0.25in" fo:margin-right="0in" fo:line-height="150%" fo:text-indent="0in" style:auto-text-indent="false"/>
    </style:style>
    <style:style style:name="P151" style:family="paragraph" style:parent-style-name="Normal_20_Bullet">
      <style:paragraph-properties fo:margin-left="0.25in" fo:margin-right="0in" fo:text-indent="0in" style:auto-text-indent="false"/>
      <style:text-properties fo:font-style="italic" style:font-style-asian="italic"/>
    </style:style>
    <style:style style:name="P152"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3"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4"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5"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6"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57" style:family="paragraph" style:parent-style-name="Normal_20_Bullet">
      <style:paragraph-properties fo:margin-left="0.5in" fo:margin-right="0in" fo:text-indent="-0.25in" style:auto-text-indent="false"/>
    </style:style>
    <style:style style:name="P158" style:family="paragraph" style:parent-style-name="Normal_20_Bullet">
      <style:paragraph-properties fo:margin-left="0.5in" fo:margin-right="0in" fo:text-indent="0in" style:auto-text-indent="false"/>
    </style:style>
    <style:style style:name="P15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1" style:family="paragraph" style:parent-style-name="Normal_20_Bullet">
      <style:paragraph-properties fo:margin-left="0in" fo:margin-right="0in" fo:text-indent="-0.25in" style:auto-text-indent="false">
        <style:tab-stops/>
      </style:paragraph-properties>
    </style:style>
    <style:style style:name="P162" style:family="paragraph" style:parent-style-name="Normal_20_Bullet">
      <style:paragraph-properties fo:margin-left="0.25in" fo:margin-right="0in" fo:text-indent="-0.25in" style:auto-text-indent="false" text:number-lines="false" text:line-number="0">
        <style:tab-stops/>
      </style:paragraph-properties>
    </style:style>
    <style:style style:name="P163" style:family="paragraph" style:parent-style-name="Lesson_20_Bullet" style:list-style-name="WW8Num1"/>
    <style:style style:name="P164" style:family="paragraph" style:parent-style-name="Heading_20_1">
      <style:text-properties style:font-name="Century Gothic"/>
    </style:style>
    <style:style style:name="P16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66" style:family="paragraph" style:parent-style-name="Heading_20_1">
      <style:paragraph-properties fo:text-align="center" style:justify-single-word="false"/>
      <style:text-properties fo:font-size="50pt" style:font-size-asian="50pt"/>
    </style:style>
    <style:style style:name="P167" style:family="paragraph" style:parent-style-name="Heading_20_1">
      <style:text-properties fo:color="#ffffff"/>
    </style:style>
    <style:style style:name="P16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font-size="18pt" style:font-size-asian="18pt" style:font-size-complex="18pt"/>
    </style:style>
    <style:style style:name="P171" style:family="paragraph" style:parent-style-name="Heading_20_1">
      <style:paragraph-properties fo:text-align="center" style:justify-single-word="false" fo:break-before="page"/>
      <style:text-properties fo:font-size="50pt" style:font-size-asian="50pt"/>
    </style:style>
    <style:style style:name="P172" style:family="paragraph" style:parent-style-name="Heading_20_1">
      <style:paragraph-properties fo:break-before="page"/>
      <style:text-properties style:font-name="Century Gothic"/>
    </style:style>
    <style:style style:name="P173"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74"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75" style:family="paragraph" style:parent-style-name="Heading_20_1">
      <style:paragraph-properties fo:margin-top="0in" fo:margin-bottom="0in" fo:break-before="page"/>
      <style:text-properties fo:font-size="18pt" style:font-size-asian="18pt" style:font-size-complex="18pt"/>
    </style:style>
    <style:style style:name="P176" style:family="paragraph" style:parent-style-name="Heading_20_1" style:list-style-name="WW8Num4">
      <style:paragraph-properties fo:margin-top="0in" fo:margin-bottom="0in" fo:break-before="page"/>
      <style:text-properties fo:font-size="18pt" style:font-size-asian="18pt" style:font-size-complex="18pt"/>
    </style:style>
    <style:style style:name="P177" style:family="paragraph" style:parent-style-name="Heading_20_1" style:list-style-name="">
      <style:paragraph-properties fo:margin-top="0in" fo:margin-bottom="0in" fo:text-align="center" style:justify-single-word="false" fo:break-before="page"/>
      <style:text-properties fo:font-size="18pt" style:font-size-asian="18pt" style:font-size-complex="18pt"/>
    </style:style>
    <style:style style:name="P178" style:family="paragraph" style:parent-style-name="Heading_20_1">
      <style:paragraph-properties fo:margin-top="0in" fo:margin-bottom="0in" fo:break-before="page"/>
      <style:text-properties style:font-name="Century Gothic" fo:font-size="18pt" style:font-size-asian="18pt" style:font-size-complex="18pt"/>
    </style:style>
    <style:style style:name="P17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8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8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8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3"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84" style:family="paragraph" style:parent-style-name="Heading_20_1">
      <style:paragraph-properties fo:margin-left="0in" fo:margin-right="0in" fo:margin-top="0in" fo:margin-bottom="0in"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85"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86" style:family="paragraph" style:parent-style-name="Heading_20_1">
      <style:paragraph-properties fo:margin-left="0in" fo:margin-right="0in" fo:margin-top="0in" fo:margin-bottom="0in"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87"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T45" style:family="text">
      <style:text-properties style:font-name="Century Gothic"/>
    </style:style>
    <style:style style:name="T46" style:family="text">
      <style:text-properties style:font-name="Century Gothic" fo:font-size="9pt" style:font-size-asian="9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68" text:outline-level="1" text:is-list-header="true">Lesson 1</text:h>
      <text:p text:style-name="Standard"/>
      <text:p text:style-name="Standard"/>
      <text:h text:style-name="P16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61">cloud</text:p>
          </table:table-cell>
          <table:table-cell table:style-name="Table1.A2" office:value-type="string">
            <text:p text:style-name="P62">position</text:p>
          </table:table-cell>
          <table:table-cell table:style-name="Table1.C2" office:value-type="string">
            <text:p text:style-name="P63">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h text:style-name="P170" text:outline-level="1" text:is-list-header="true">Game Parts <text:s/>- NinjaCat!</text:h>
      <text:p text:style-name="P3"><draw:frame draw:style-name="fr2" draw:name="graphics4" text:anchor-type="paragraph" svg:width="6.6874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____</text:p>
      <text:h text:style-name="Heading_20_1" text:outline-level="1" text:is-list-header="true">Background</text:h>
      <text:list xml:id="list5280449990179507015" text:style-name="WW8Num10">
        <text:list-header>
          <text:p text:style-name="Normal_20_Bullet"/>
          <text:p text:style-name="P149"/>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25178765" text:continue-numbering="true" text:style-name="WW8Num10">
        <text:list-header>
          <text:p text:style-name="P152"/>
        </text:list-header>
      </text:list>
      <text:list xml:id="list1574191746517870002" text:style-name="WW8Num2">
        <text:list-header>
          <text:p text:style-name="P153">The player is a _____________________________________.</text:p>
        </text:list-header>
      </text:list>
      <text:list xml:id="list25190827" text:continue-list="list25178765" text:style-name="WW8Num10">
        <text:list-header>
          <text:p text:style-name="P162"><text:line-break/>The player moves only up and down.</text:p>
        </text:list-header>
      </text:list>
      <text:h text:style-name="Heading_20_1" text:outline-level="1" text:is-list-header="true">The Target<text:tab/></text:h>
      <text:list xml:id="list25193826" text:continue-numbering="true" text:style-name="WW8Num10">
        <text:list-header>
          <text:p text:style-name="P152">Your player GAINS points when they hit the target.</text:p>
        </text:list-header>
      </text:list>
      <text:list xml:id="list2692308222548248469" text:style-name="WW8Num8">
        <text:list-header>
          <text:p text:style-name="P154">The Target is a _____________________________________.</text:p>
        </text:list-header>
      </text:list>
      <text:p text:style-name="P150">The Target moves only to the left and right.</text:p>
      <text:h text:style-name="Heading_20_1" text:outline-level="1" text:is-list-header="true">The Danger<text:tab/></text:h>
      <text:list xml:id="list25172604" text:continue-list="list25193826" text:style-name="WW8Num10">
        <text:list-header>
          <text:p text:style-name="P152">Your player LOSES points when they hit the danger.</text:p>
        </text:list-header>
      </text:list>
      <text:list xml:id="list2880380642645671738" text:style-name="WW8Num4">
        <text:list-header>
          <text:p text:style-name="P155">The Danger is a ____________________________________.</text:p>
          <text:p text:style-name="P156">The Danger moves only to the left and right.</text:p>
          <text:h text:style-name="P176"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71" text:outline-level="1" text:is-list-header="true">Lesson 2</text:h>
      <text:p text:style-name="P45">(draw Circles of Evaluation here if you need extra scratch paper)</text:p>
      <text:h text:style-name="P170"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71"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78" text:outline-level="1" text:is-list-header="true"><draw:frame draw:style-name="fr3" draw:name="graphics1" text:anchor-type="char" svg:x="6.4264in" svg:y="-0.5508in" svg:width="0.611in" svg:height="1.0846in" draw:z-index="13"><draw:image xlink:href="Pictures/100002010000007A000000DC2BFF042B.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72" text:outline-level="1" text:is-list-header="true">Fast Functions!<draw:frame draw:style-name="fr4"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50"/>
      <text:p text:style-name="P50"/>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71"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36"/>
      <text:p text:style-name="P137">Word Problem: rocket-height</text:p>
      <text:p text:style-name="P136">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25169975" text:continue-list="list25172604"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25177947"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25177288" text:continue-numbering="true" text:style-name="WW8Num10">
        <text:list-header>
          <text:p text:style-name="P151"/>
        </text:list-header>
      </text:list>
      <text:p text:style-name="P137">Word Problem: red-square</text:p>
      <text:p text:style-name="P134"><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2518691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25181328" text:continue-numbering="true" text:style-name="WW8Num10">
        <text:list-header>
          <text:p text:style-name="P135"/>
        </text:list-header>
      </text:list>
      <text:p text:style-name="P137">Word Problem: yard-area</text:p>
      <text:p text:style-name="P134"><text:span text:style-name="T1">Use the Design Recipe to write a function </text:span><text:span text:style-name="T14">yard-area</text:span><text:span text:style-name="T1">, which takes in the width and length of a yard, and returns the area of the yard. <text:line-break/></text:span></text:p>
      <text:p text:style-name="P136"><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2516967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71"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25181961" text:continue-numbering="true" text:style-name="WW8Num10">
        <text:list-header>
          <text:p text:style-name="P135"/>
        </text:list-header>
      </text:list>
      <text:p text:style-name="P137">Word Problem: update-danger</text:p>
      <text:p text:style-name="P134"><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5193066" text:continue-numbering="true" text:style-name="WW8Num10">
        <text:list-header>
          <text:p text:style-name="P138"/>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519089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2">Design Recipe: update-target</text:p>
      <text:list xml:id="list25185102" text:continue-numbering="true" text:style-name="WW8Num10">
        <text:list-header>
          <text:p text:style-name="P135"/>
        </text:list-header>
      </text:list>
      <text:p text:style-name="P137">Word Problem: update-target</text:p>
      <text:p text:style-name="P137"/>
      <text:p text:style-name="P134"><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517622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71" text:outline-level="1" text:is-list-header="true">Lesson 6</text:h>
      <text:p text:style-name="Standard"/>
      <text:h text:style-name="P177" text:outline-level="1">Protecting Sam</text:h>
      <text:p text:style-name="P109">Sam is in a 640 x 480 yard. <text:s text:c="2"/>How far he can go to the left and right before he's out of sight?</text:p>
      <text:p text:style-name="P134"/>
      <text:p text:style-name="P134"/>
      <text:list xml:id="list2305736304895340470" text:style-name="WW8Num5">
        <text:list-item>
          <text:p text:style-name="P142">A piece of Sam is still visible on the left as long as...<text:tab/><text:tab/><text:span text:style-name="T43">(&gt; <text:s text:c="2"/>x <text:s/>-50)</text:span></text:p>
        </text:list-item>
      </text:list>
      <text:list xml:id="list25192713" text:continue-list="list25176222" text:style-name="WW8Num10">
        <text:list-header>
          <text:p text:style-name="P157"/>
          <text:p text:style-name="P157"/>
        </text:list-header>
      </text:list>
      <text:list xml:id="list25194876" text:continue-list="list2305736304895340470" text:style-name="WW8Num5">
        <text:list-item>
          <text:p text:style-name="P142">A piece of Sam is still visible on the right as long as...<text:tab/><text:tab/>___________________</text:p>
        </text:list-item>
      </text:list>
      <text:p text:style-name="P134"/>
      <text:p text:style-name="P134"/>
      <text:list xml:id="list25182974" text:continue-numbering="true" text:style-name="WW8Num5">
        <text:list-item>
          <text:p text:style-name="P142">Draw the Circle of Evaluation for these two expressions in the circles below:</text:p>
        </text:list-item>
      </text:list>
      <text:list xml:id="list25196052" text:continue-list="list25192713" text:style-name="WW8Num10">
        <text:list-header>
          <text:p text:style-name="Normal_20_Bullet"/>
        </text:list-header>
      </text:list>
      <text:p text:style-name="P134"><draw:ellipse text:anchor-type="paragraph" draw:z-index="7" draw:style-name="gr1" draw:text-style-name="P187" svg:width="2.8189in" svg:height="2.8386in" svg:x="0.4264in" svg:y="0.1008in"><text:p/></draw:ellipse></text:p>
      <text:p text:style-name="P134"/>
      <text:p text:style-name="P134"/>
      <text:p text:style-name="P134"/>
      <text:p text:style-name="P134"/>
      <text:p text:style-name="P134"/>
      <text:list xml:id="list25193841" text:continue-list="list25182974" text:style-name="WW8Num5">
        <text:list-header>
          <text:p text:style-name="P142"/>
        </text:list-header>
      </text:list>
      <text:list xml:id="list25198386" text:continue-list="list25196052" text:style-name="WW8Num10">
        <text:list-header>
          <text:p text:style-name="P158"/>
          <text:p text:style-name="P158"/>
        </text:list-header>
      </text:list>
      <text:list xml:id="list25175394" text:continue-list="list25193841" text:style-name="WW8Num5">
        <text:list-header>
          <text:p text:style-name="P142"><text:line-break/><text:line-break/><text:line-break/></text:p>
        </text:list-header>
      </text:list>
      <text:p text:style-name="P134"><draw:ellipse text:anchor-type="paragraph" draw:z-index="6" draw:style-name="gr1" draw:text-style-name="P187" svg:width="2.8189in" svg:height="2.8386in" svg:x="3.7752in" svg:y="-0.2972in"><text:p/></draw:ellipse></text:p>
      <text:p text:style-name="P134"/>
      <text:p text:style-name="P134"/>
      <text:p text:style-name="P134"/>
      <text:p text:style-name="P134"/>
      <text:p text:style-name="P134"/>
      <text:p text:style-name="P134"/>
      <text:list xml:id="list25171879" text:continue-list="list25198386" text:style-name="WW8Num10">
        <text:list-header>
          <text:p text:style-name="P143"/>
        </text:list-header>
      </text:list>
      <text:p text:style-name="P42"><text:line-break/><text:line-break/><text:line-break/></text:p>
      <text:p text:style-name="P82">Design Recipe</text:p>
      <text:list xml:id="list25193680" text:continue-numbering="true" text:style-name="WW8Num10">
        <text:list-header>
          <text:p text:style-name="P135"/>
        </text:list-header>
      </text:list>
      <text:p text:style-name="P137">Word Problem: safe-left?</text:p>
      <text:p text:style-name="P137"/>
      <text:p text:style-name="P134"><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517252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79" text:outline-level="1" text:is-list-header="true">…and the computer does this</text:h>
      <text:p text:style-name="P9"/>
      <text:h text:style-name="P165" text:outline-level="1" text:is-list-header="true">Design Recipe</text:h>
      <text:list xml:id="list25180572" text:continue-numbering="true" text:style-name="WW8Num10">
        <text:list-header>
          <text:p text:style-name="P135"/>
        </text:list-header>
      </text:list>
      <text:p text:style-name="P137">Word Problem: safe-right?</text:p>
      <text:p text:style-name="P137"/>
      <text:p text:style-name="P134"><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517274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81" text:outline-level="1" text:is-list-header="true">…and the computer does this</text:h>
      <text:h text:style-name="P183" text:outline-level="1" text:is-list-header="true"><text:soft-page-break/>and / or</text:h>
      <text:p text:style-name="Standard"/>
      <text:p text:style-name="P15">Write the Circles of Evaluation for these statements, and then convert them to Racket</text:p>
      <text:list xml:id="list2108626251224994003" text:style-name="WW8Num1">
        <text:list-item>
          <text:list>
            <text:list-item>
              <text:p text:style-name="P163">Two is less than five, <text:span text:style-name="T4">and</text:span> zero is equal to six.</text:p>
            </text:list-item>
          </text:list>
        </text:list-item>
      </text:list>
      <text:p text:style-name="P14"/>
      <text:p text:style-name="P14"><draw:ellipse text:anchor-type="paragraph" draw:z-index="5" draw:style-name="gr1" draw:text-style-name="P187"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5187540" text:continue-numbering="true" text:style-name="WW8Num1">
        <text:list-item>
          <text:list>
            <text:list-item>
              <text:p text:style-name="P163">Two is less than four <text:span text:style-name="T4">or</text:span> four is equal to six.</text:p>
            </text:list-item>
          </text:list>
        </text:list-item>
      </text:list>
      <text:p text:style-name="P14"><draw:ellipse text:anchor-type="paragraph" draw:z-index="0" draw:style-name="gr1" draw:text-style-name="P187"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74" text:outline-level="1" text:is-list-header="true">Design Recipe</text:h>
      <text:list xml:id="list25195764" text:continue-list="list25172749" text:style-name="WW8Num10">
        <text:list-header>
          <text:p text:style-name="P135"/>
        </text:list-header>
      </text:list>
      <text:p text:style-name="P137">Word Problem: onscreen?</text:p>
      <text:p text:style-name="P137"/>
      <text:p text:style-name="P134"><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2517945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80" text:outline-level="1" text:is-list-header="true">…and the computer does this</text:h>
      <text:h text:style-name="P171"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73" text:outline-level="1" text:is-list-header="true">Design Recipe</text:h>
      <text:list xml:id="list25180053" text:continue-numbering="true" text:style-name="WW8Num10">
        <text:list-header>
          <text:p text:style-name="P146"/>
        </text:list-header>
      </text:list>
      <text:p text:style-name="P147">Word Problem: cost</text:p>
      <text:p text:style-name="P147"/>
      <text:p text:style-name="P148"><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64"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64"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64" text:outline-level="1">Definition</text:h>
      <text:list xml:id="list25180008" text:continue-numbering="true" text:style-name="WW8Num10">
        <text:list-header>
          <text:p text:style-name="P145"/>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73" text:outline-level="1" text:is-list-header="true">Design Recipe</text:h>
      <text:list xml:id="list25195099" text:continue-numbering="true" text:style-name="WW8Num10">
        <text:list-header>
          <text:p text:style-name="P146"/>
        </text:list-header>
      </text:list>
      <text:p text:style-name="P147">Word Problem: update-player</text:p>
      <text:p text:style-name="P147"/>
      <text:p text:style-name="P148"><text:span text:style-name="T1">Write a function called </text:span><text:span text:style-name="T3">update-player</text:span><text:span text:style-name="T1">, which takes in the player’s y-coordinate and the name of the key pressed, and returns the new y-coordinate.</text:span></text:p>
      <text:h text:style-name="P164"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64"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64" text:outline-level="1">Definition</text:h>
      <text:list xml:id="list25192007" text:continue-numbering="true" text:style-name="WW8Num10">
        <text:list-header>
          <text:p text:style-name="P145"/>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soft-page-break/>)</text:p>
      <text:p text:style-name="P103"/>
      <text:p text:style-name="Standard"/>
      <text:p text:style-name="P41"/>
      <text:list xml:id="list25190510" text:continue-numbering="true" text:style-name="WW8Num10">
        <text:list-header>
          <text:p text:style-name="P149"/>
        </text:list-header>
      </text:list>
      <text:h text:style-name="P16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73" text:outline-level="1" text:is-list-header="true">Word Problem: line-length</text:h>
      <text:list xml:id="list25191356" text:continue-numbering="true" text:style-name="WW8Num10">
        <text:list-header>
          <text:p text:style-name="P140"/>
        </text:list-header>
      </text:list>
      <text:p text:style-name="P141"/>
      <text:p text:style-name="P139"><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25193041" text:continue-numbering="true" text:style-name="WW8Num10">
        <text:list-header>
          <text:p text:style-name="P144">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82" text:outline-level="1" text:is-list-header="true" text:restart-numbering="true" text:start-value="-1">…and the computer does this</text:h>
      <text:p text:style-name="P48"/>
      <text:h text:style-name="P175" text:outline-level="1" text:is-list-header="true"><text:s/>The Distance Formula, with Numbers</text:h>
      <text:p text:style-name="P43"/>
      <text:p text:style-name="P50">The distance between the points (0, 0) and (4, 3) is given by:</text:p>
      <text:p text:style-name="P43"/>
      <text:p text:style-name="P43"><draw:frame draw:style-name="fr5"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10" draw:style-name="gr2" draw:text-style-name="P187" svg:width="5.7331in" svg:height="3.7413in" svg:x="0.5146in" svg:y="0.1484in"><text:p/></draw:ellipse></text:p>
      <text:p text:style-name="Standard"/>
      <text:p text:style-name="Standard"/>
      <text:p text:style-name="Standard"><draw:ellipse text:anchor-type="paragraph" draw:z-index="9" draw:style-name="gr2" draw:text-style-name="P187"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87"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6">:</text:span></text:p>
      <text:p text:style-name="P64"/>
      <text:p text:style-name="P64"/>
      <text:p text:style-name="P64"/>
      <text:p text:style-name="P64"/>
      <text:p text:style-name="P64"/>
      <text:p text:style-name="P64"/>
      <text:p text:style-name="P64"/>
      <text:h text:style-name="P173" text:outline-level="1" text:is-list-header="true">Word Problem: distance</text:h>
      <text:list xml:id="list25179172" text:continue-numbering="true" text:style-name="WW8Num10">
        <text:list-header>
          <text:p text:style-name="P124"/>
        </text:list-header>
      </text:list>
      <text:p text:style-name="P32"/>
      <text:p text:style-name="P50"><text:span text:style-name="T40">Write a function</text:span><text:span text:style-name="T38"> </text:span><text:span text:style-name="T44">distance</text:span><text:span text:style-name="T38">, </text:span><text:span text:style-name="T40">which takes FOUR inputs: </text:span></text:p>
      <text:list xml:id="list25186638" text:continue-numbering="true" text:style-name="WW8Num10">
        <text:list-item>
          <text:p text:style-name="P126">px: The x-coordinate of the player</text:p>
        </text:list-item>
        <text:list-item>
          <text:p text:style-name="P126">py: The y-coordinate of the player</text:p>
        </text:list-item>
        <text:list-item>
          <text:p text:style-name="P127"><text:span text:style-name="T40">cx: The x-coordinate of </text:span><text:span text:style-name="T38">another game character</text:span></text:p>
        </text:list-item>
        <text:list-item>
          <text:p text:style-name="P126">cy: The y-coordinate of another game character</text:p>
          <text:p text:style-name="P126"/>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10">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0">_______________________________________________________________)</text:p>
      <text:p text:style-name="P81">find another way to get the same result here</text:p>
      <text:h text:style-name="Heading_20_1" text:outline-level="1">Definition</text:h>
      <text:list xml:id="list25170069"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9"><text:soft-page-break/>Word Problem: collid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25180972" text:continue-numbering="true" text:style-name="WW8Num10">
        <text:list-item>
          <text:p text:style-name="P125">px: The x-coordinate of the player</text:p>
        </text:list-item>
        <text:list-item>
          <text:p text:style-name="P125">py: The y-coordinate of the player</text:p>
        </text:list-item>
        <text:list-item>
          <text:p text:style-name="P123"><text:span text:style-name="T8">cx: The x-coordinate of </text:span><text:span text:style-name="T7">another game character</text:span></text:p>
        </text:list-item>
        <text:list-item>
          <text:p text:style-name="P125">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2518122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71"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7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6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73" text:outline-level="1" text:is-list-header="true">Design Recipe</text:h>
      <text:p text:style-name="P141"/>
      <text:p text:style-name="P147">Word Problem: red-shape</text:p>
      <text:p text:style-name="P147"/>
      <text:p text:style-name="P14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67" text:outline-level="1">Definition</text:h>
      <text:list xml:id="list25184565"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84" text:outline-level="1" text:is-list-header="true">Translating into Algebra</text:h>
      <text:p text:style-name="P101"/>
      <text:p text:style-name="P101"/>
      <text:p text:style-name="P98"><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30">(define x 10)</text:p>
          </table:table-cell>
          <table:table-cell table:style-name="Table10.B2" office:value-type="string">
            <text:p text:style-name="P91">x = 10</text:p>
          </table:table-cell>
        </table:table-row>
        <table:table-row>
          <table:table-cell table:style-name="Table10.A2" office:value-type="string">
            <text:p text:style-name="P30">(define y (* x 2))</text:p>
          </table:table-cell>
          <table:table-cell table:style-name="Table10.B2" office:value-type="string">
            <text:p text:style-name="P90">y = x*2</text:p>
          </table:table-cell>
        </table:table-row>
        <table:table-row>
          <table:table-cell table:style-name="Table10.A2" office:value-type="string">
            <text:p text:style-name="P30">(define z (+ x y))</text:p>
          </table:table-cell>
          <table:table-cell table:style-name="Table10.B2" office:value-type="string">
            <text:p text:style-name="P88"/>
          </table:table-cell>
        </table:table-row>
        <table:table-row>
          <table:table-cell table:style-name="Table10.A2" office:value-type="string">
            <text:p text:style-name="P30">(define age 14)</text:p>
          </table:table-cell>
          <table:table-cell table:style-name="Table10.B2" office:value-type="string">
            <text:p text:style-name="P88"/>
          </table:table-cell>
        </table:table-row>
        <table:table-row>
          <table:table-cell table:style-name="Table10.A2" office:value-type="string">
            <text:p text:style-name="P30">(define months (* age 12))</text:p>
          </table:table-cell>
          <table:table-cell table:style-name="Table10.B2" office:value-type="string">
            <text:p text:style-name="P88"/>
          </table:table-cell>
        </table:table-row>
        <table:table-row>
          <table:table-cell table:style-name="Table10.A2" office:value-type="string">
            <text:p text:style-name="P30">(define days (* months 30))</text:p>
          </table:table-cell>
          <table:table-cell table:style-name="Table10.B2" office:value-type="string">
            <text:p text:style-name="P88"/>
          </table:table-cell>
        </table:table-row>
        <table:table-row>
          <table:table-cell table:style-name="Table10.A2" office:value-type="string">
            <text:p text:style-name="P30">(define hours (* days 24))</text:p>
          </table:table-cell>
          <table:table-cell table:style-name="Table10.B2" office:value-type="string">
            <text:p text:style-name="P88"/>
          </table:table-cell>
        </table:table-row>
        <table:table-row>
          <table:table-cell table:style-name="Table10.A2" office:value-type="string">
            <text:p text:style-name="P30">(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1">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8"/>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8"/>
          </table:table-cell>
        </table:table-row>
      </table:table>
      <text:h text:style-name="P185" text:outline-level="1" text:is-list-header="true">Word Problem</text:h>
      <text:list xml:id="list25197508" text:continue-numbering="true" text:style-name="WW8Num10">
        <text:list-header>
          <text:p text:style-name="P123"/>
        </text:list-header>
      </text:list>
      <text:p text:style-name="P159"/>
      <text:p text:style-name="P11"/>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3"/>
      <text:p text:style-name="P36"><text:tab/>D( 2 )<text:tab/>=<text:tab/><text:tab/><text:tab/><text:tab/><text:tab/> <text:tab/><text:tab/><text:tab/><text:tab/><text:tab/><text:tab/><text:tab/></text:p>
      <text:p text:style-name="P23">Use the function here<text:tab/><text:tab/><text:tab/>What should the function produce?</text:p>
      <text:p text:style-name="P83"/>
      <text:p text:style-name="P36"><text:tab/>D( <text:s text:c="2"/>)<text:tab/><text:tab/>=<text:tab/><text:tab/><text:tab/><text:tab/><text:tab/> <text:tab/><text:tab/><text:tab/><text:tab/><text:tab/><text:tab/></text:p>
      <text:p text:style-name="P23">Use the function here<text:tab/><text:tab/><text:tab/>What should the function produce?</text:p>
      <text:p text:style-name="P85"/>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5197332" text:continue-numbering="true" text:style-name="WW8Num10">
        <text:list-header>
          <text:p text:style-name="P161">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1" text:is-list-header="true">Word Problem</text:h>
      <text:list xml:id="list25169227" text:continue-numbering="true" text:style-name="WW8Num10">
        <text:list-header>
          <text:p text:style-name="P123"/>
        </text:list-header>
      </text:list>
      <text:p text:style-name="P160"/>
      <text:p text:style-name="P160"/>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5192320" text:continue-numbering="true" text:style-name="WW8Num10">
        <text:list-header>
          <text:p text:style-name="P161">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5" text:outline-level="1" text:is-list-header="true">Word Problem</text:h>
      <text:list xml:id="list25174749" text:continue-numbering="true" text:style-name="WW8Num10">
        <text:list-header>
          <text:p text:style-name="P123"/>
        </text:list-header>
      </text:list>
      <text:p text:style-name="P13"/>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25189792" text:continue-numbering="true" text:style-name="WW8Num10">
        <text:list-header>
          <text:p text:style-name="P161">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6" text:outline-level="1" text:is-list-header="true">Word Problem</text:h>
      <text:list xml:id="list25183942" text:continue-numbering="true" text:style-name="WW8Num10">
        <text:list-header>
          <text:p text:style-name="P123"/>
        </text:list-header>
      </text:list>
      <text:p text:style-name="P160"/>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25190219" text:continue-numbering="true" text:style-name="WW8Num10">
        <text:list-header>
          <text:p text:style-name="P161">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4T05:02:51.23</dc:date>
    <meta:print-date>2011-03-16T19:29:39</meta:print-date>
    <meta:editing-cycles>218</meta:editing-cycles>
    <meta:editing-duration>P16DT20H27M41S</meta:editing-duration>
    <meta:generator>OpenOffice/4.1.0$Win32 OpenOffice.org_project/410m18$Build-9764</meta:generator>
    <dc:creator>Kathi Fisler</dc:creator>
    <meta:document-statistic meta:table-count="10" meta:image-count="7" meta:object-count="0" meta:page-count="42" meta:paragraph-count="592" meta:word-count="3128" meta:character-count="25788"/>
  </office:meta>
</office:document-meta>
</file>